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1pt"/>
    </style:style>
    <style:style style:name="co2" style:family="table-column">
      <style:table-column-properties fo:break-before="auto" style:column-width="18.85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ord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2" table:default-cell-style-name="ce2"/>
        <table:table-row table:style-name="ro1">
          <table:table-cell office:value-type="string" calcext:value-type="string">
            <text:p>Initial cash</text:p>
          </table:table-cell>
          <table:table-cell table:number-columns-repeated="5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Stock/Price</text:p>
          </table:table-cell>
          <table:table-cell table:style-name="Default"/>
          <table:table-cell table:style-name="Default" office:value-type="string" calcext:value-type="string">
            <text:p>Portfolio val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float" office:value="116.945831" calcext:value-type="float">
            <text:p>116.945831</text:p>
          </table:table-cell>
          <table:table-cell table:formula="of:=[.F3]*[.G3]" office:value-type="float" office:value="175418.7465" calcext:value-type="float">
            <text:p>175418.75</text:p>
          </table:table-cell>
          <table:table-cell table:formula="of:=IF([.E3]=&quot;Buy&quot;;[.G1]-[.H3])" office:value-type="float" office:value="824581.2535" calcext:value-type="float">
            <text:p>824581.2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float" office:value="117.880554" calcext:value-type="float">
            <text:p>117.880554</text:p>
          </table:table-cell>
          <table:table-cell table:formula="of:=[.F4]*[.G4]" office:value-type="float" office:value="176820.831" calcext:value-type="float">
            <text:p>176820.83</text:p>
          </table:table-cell>
          <table:table-cell table:formula="of:=IF([.F4]=&quot;Buy&quot;;[.I3]-[.H4];[.I3]+[.H4])" office:value-type="float" office:value="1001402.0845" calcext:value-type="float">
            <text:p>1001402.0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43.765831" calcext:value-type="float">
            <text:p>43.765831</text:p>
          </table:table-cell>
          <table:table-cell table:formula="of:=[.F5]*[.G5]" office:value-type="float" office:value="175063.324" calcext:value-type="float">
            <text:p>175063.32</text:p>
          </table:table-cell>
          <table:table-cell table:formula="of:=IF([.E5]=&quot;Buy&quot;;[.I4]-[.H5];[.I4]+[.H5])" office:value-type="float" office:value="826338.7605" calcext:value-type="float">
            <text:p>826338.7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62.68223" calcext:value-type="float">
            <text:p>62.68223</text:p>
          </table:table-cell>
          <table:table-cell table:formula="of:=[.F6]*[.G6]" office:value-type="float" office:value="62682.23" calcext:value-type="float">
            <text:p>62682.23</text:p>
          </table:table-cell>
          <table:table-cell table:formula="of:=IF([.E6]=&quot;Buy&quot;;[.I5]-[.H6];[.I5]+[.H6])" office:value-type="float" office:value="763656.5305" calcext:value-type="float">
            <text:p>763656.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4000" calcext:value-type="float">
            <text:p>4000</text:p>
          </table:table-cell>
          <table:table-cell office:value-type="float" office:value="304.02261" calcext:value-type="float">
            <text:p>304.02261</text:p>
          </table:table-cell>
          <table:table-cell table:formula="of:=[.F7]*[.G7]" office:value-type="float" office:value="1216090.44" calcext:value-type="float">
            <text:p>1216090.44</text:p>
          </table:table-cell>
          <table:table-cell table:formula="of:=IF([.E7]=&quot;Buy&quot;;[.I6]-[.H7];[.I6]+[.H7])" office:value-type="float" office:value="1979746.9705" calcext:value-type="float">
            <text:p>1979746.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office:value-type="float" office:value="306.228271" calcext:value-type="float">
            <text:p>306.228271</text:p>
          </table:table-cell>
          <table:table-cell table:formula="of:=[.F8]*[.G8]" office:value-type="float" office:value="1224913.084" calcext:value-type="float">
            <text:p>1224913.08</text:p>
          </table:table-cell>
          <table:table-cell table:formula="of:=IF([.E8]=&quot;Buy&quot;;[.I7]-[.H8];[.I7]+[.H8])" office:value-type="float" office:value="754833.8865" calcext:value-type="float">
            <text:p>754833.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0" calcext:value-type="float">
            <text:p>1000</text:p>
          </table:table-cell>
          <table:table-cell office:value-type="float" office:value="67.885254" calcext:value-type="float">
            <text:p>67.885254</text:p>
          </table:table-cell>
          <table:table-cell table:formula="of:=[.F9]*[.G9]" office:value-type="float" office:value="67885.254" calcext:value-type="float">
            <text:p>67885.25</text:p>
          </table:table-cell>
          <table:table-cell table:formula="of:=IF([.E9]=&quot;Buy&quot;;[.I8]-[.H9];[.I8]+[.H9])" office:value-type="float" office:value="822719.1405" calcext:value-type="float">
            <text:p>822719.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2200" calcext:value-type="float">
            <text:p>2200</text:p>
          </table:table-cell>
          <table:table-cell office:value-type="float" office:value="45.52316" calcext:value-type="float">
            <text:p>45.52316</text:p>
          </table:table-cell>
          <table:table-cell table:formula="of:=[.F10]*[.G10]" office:value-type="float" office:value="100150.952" calcext:value-type="float">
            <text:p>100150.95</text:p>
          </table:table-cell>
          <table:table-cell table:formula="of:=IF([.E10]=&quot;Buy&quot;;[.I9]-[.H10];[.I9]+[.H10])" office:value-type="float" office:value="922870.0925" calcext:value-type="float">
            <text:p>922870.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3300" calcext:value-type="float">
            <text:p>3300</text:p>
          </table:table-cell>
          <table:table-cell office:value-type="float" office:value="44.08489" calcext:value-type="float">
            <text:p>44.08489</text:p>
          </table:table-cell>
          <table:table-cell table:formula="of:=[.F11]*[.G11]" office:value-type="float" office:value="145480.137" calcext:value-type="float">
            <text:p>145480.14</text:p>
          </table:table-cell>
          <table:table-cell table:formula="of:=IF([.E11]=&quot;Buy&quot;;[.I10]-[.H11];[.I10]+[.H11])" office:value-type="float" office:value="1068350.2295" calcext:value-type="float">
            <text:p>1068350.2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office:value-type="float" office:value="43.482239" calcext:value-type="float">
            <text:p>43.482239</text:p>
          </table:table-cell>
          <table:table-cell table:formula="of:=[.F12]*[.G12]" office:value-type="float" office:value="65223.3585" calcext:value-type="float">
            <text:p>65223.36</text:p>
          </table:table-cell>
          <table:table-cell table:formula="of:=IF([.E12]=&quot;Buy&quot;;[.I11]-[.H12];[.I11]+[.H12])" office:value-type="float" office:value="1003126.871" calcext:value-type="float">
            <text:p>1003126.8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200" calcext:value-type="float">
            <text:p>1200</text:p>
          </table:table-cell>
          <table:table-cell office:value-type="float" office:value="130.34715" calcext:value-type="float">
            <text:p>130.34715</text:p>
          </table:table-cell>
          <table:table-cell table:formula="of:=[.F13]*[.G13]" office:value-type="float" office:value="156416.58" calcext:value-type="float">
            <text:p>156416.58</text:p>
          </table:table-cell>
          <table:table-cell table:formula="of:=IF([.E13]=&quot;Buy&quot;;[.I12]-[.H13];[.I12]+[.H13])" office:value-type="float" office:value="846710.291" calcext:value-type="float">
            <text:p>846710.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55" calcext:value-type="float">
            <text:p>55</text:p>
          </table:table-cell>
          <table:table-cell office:value-type="float" office:value="63.322201" calcext:value-type="float">
            <text:p>63.322201</text:p>
          </table:table-cell>
          <table:table-cell table:formula="of:=[.F14]*[.G14]" office:value-type="float" office:value="3482.721055" calcext:value-type="float">
            <text:p>3482.72</text:p>
          </table:table-cell>
          <table:table-cell table:formula="of:=IF([.E14]=&quot;Buy&quot;;[.I13]-[.H14];[.I13]+[.H14])" office:value-type="float" office:value="843227.569945" calcext:value-type="float">
            <text:p>843227.5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55" calcext:value-type="float">
            <text:p>55</text:p>
          </table:table-cell>
          <table:table-cell office:value-type="float" office:value="63.322201" calcext:value-type="float">
            <text:p>63.322201</text:p>
          </table:table-cell>
          <table:table-cell table:formula="of:=[.F15]*[.G15]" office:value-type="float" office:value="3482.721055" calcext:value-type="float">
            <text:p>3482.72</text:p>
          </table:table-cell>
          <table:table-cell table:formula="of:=IF([.E15]=&quot;Buy&quot;;[.I14]-[.H15];[.I14]+[.H15])" office:value-type="float" office:value="846710.291" calcext:value-type="float">
            <text:p>846710.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200" calcext:value-type="float">
            <text:p>1200</text:p>
          </table:table-cell>
          <table:table-cell office:value-type="float" office:value="150.82132" calcext:value-type="float">
            <text:p>150.82132</text:p>
          </table:table-cell>
          <table:table-cell table:formula="of:=[.F16]*[.G16]" office:value-type="float" office:value="180985.584" calcext:value-type="float">
            <text:p>180985.58</text:p>
          </table:table-cell>
          <table:table-cell table:formula="of:=IF([.E16]=&quot;Buy&quot;;[.I15]-[.H16];[.I15]+[.H16])" office:value-type="float" office:value="1027695.875" calcext:value-type="float">
            <text:p>1027695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22:29:01.293265828</dc:date>
    <meta:editing-duration>PT14M42S</meta:editing-duration>
    <meta:editing-cycles>3</meta:editing-cycles>
    <meta:generator>LibreOffice/5.1.6.2$Linux_X86_64 LibreOffice_project/10m0$Build-2</meta:generator>
    <meta:document-statistic meta:table-count="1" meta:cell-count="131" meta:object-count="0"/>
  </office:meta>
</office:document-meta>
</file>